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2.926cm" style:rel-column-width="9789*"/>
    </style:style>
    <style:style style:name="Table1.B" style:family="table-column">
      <style:table-column-properties style:column-width="4.279cm" style:rel-column-width="14315*"/>
    </style:style>
    <style:style style:name="Table1.C" style:family="table-column">
      <style:table-column-properties style:column-width="6.833cm" style:rel-column-width="22859*"/>
    </style:style>
    <style:style style:name="Table1.D" style:family="table-column">
      <style:table-column-properties style:column-width="1.51cm" style:rel-column-width="5051*"/>
    </style:style>
    <style:style style:name="Table1.E" style:family="table-column">
      <style:table-column-properties style:column-width="1.215cm" style:rel-column-width="4065*"/>
    </style:style>
    <style:style style:name="Table1.F" style:family="table-column">
      <style:table-column-properties style:column-width="2.826cm" style:rel-column-width="9456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Table_20_Contents"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[main.Empty;block=tbs:p+tbs:table;sub1=Details]</text:p>
      <text:p text:style-name="P5">[main.Empty;block=tbs:p+tbs:table;sub1=Details]</text:p>
      <text:p text:style-name="P5">[a.Date]: [main.Date;block=tbs:p+tbs:table;sub1=Details]</text:p>
      <text:p text:style-name="P5">[a.PurchaseOrder]: [main.PurchaseOrder ;block=tbs:p+tbs:table;sub1=Details] / [a.PaymentVoucher]: [main. PaymentVoucher ;block=tbs:p+tbs:table;sub1=Details]</text:p>
      <text:p text:style-name="P5">[a.TotalPOAmount]: [main.Currency;block=tbs:p+tbs:table;sub1=Details] [main.Total;block=tbs:p+tbs:table;sub1=Details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">[a.PaymentDate]</text:p>
            </table:table-cell>
            <table:table-cell table:style-name="Table1.A1" office:value-type="string">
              <text:p text:style-name="P1">[a.ProductCode]</text:p>
            </table:table-cell>
            <table:table-cell table:style-name="Table1.A1" office:value-type="string">
              <text:p text:style-name="P3">[a.ProductName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/>
            </table:table-cell>
            <table:table-cell table:style-name="Table1.F1" office:value-type="string">
              <text:p text:style-name="P2">[a.Deposit]</text:p>
            </table:table-cell>
          </table:table-row>
        </table:table-header-rows>
        <table:table-row>
          <table:table-cell table:style-name="Table1.A2" office:value-type="string">
            <text:p text:style-name="P1">[main_sub1.VoucherDate;block=tbs:row]</text:p>
          </table:table-cell>
          <table:table-cell table:style-name="Table1.A2" office:value-type="string">
            <text:p text:style-name="P1">[main_sub1.ItemCode]</text:p>
          </table:table-cell>
          <table:table-cell table:style-name="Table1.A2" office:value-type="string">
            <text:p text:style-name="P3">[main_sub1.ProductTitle]</text:p>
          </table:table-cell>
          <table:table-cell table:style-name="Table1.A2" office:value-type="string">
            <text:p text:style-name="P2">[main_sub1.Qty]</text:p>
          </table:table-cell>
          <table:table-cell table:style-name="Table1.A2" office:value-type="string">
            <text:p text:style-name="P2">[main_sub1.Currency]</text:p>
          </table:table-cell>
          <table:table-cell table:style-name="Table1.F2" office:value-type="string">
            <text:p text:style-name="P2">[main_sub1.Deposit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9.59cm" table:align="margins" style:shadow="none"/>
    </style:style>
    <style:style style:name="Table2.A" style:family="table-column">
      <style:table-column-properties style:column-width="16.498cm" style:rel-column-width="9353*"/>
    </style:style>
    <style:style style:name="Table2.B" style:family="table-column">
      <style:table-column-properties style:column-width="3.092cm" style:rel-column-width="1753*"/>
    </style:style>
    <style:style style:name="Table2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MP2" style:family="paragraph" style:parent-style-name="Table_20_Contents">
      <style:text-properties style:font-name="Calibri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[onshow.TTotalPOAmount] :</text:p>
            </table:table-cell>
            <table:table-cell table:style-name="Table2.A1" office:value-type="string">
              <text:p text:style-name="MP2">[onshow.Currency] [onshow.TotalPOAmount ]</text:p>
            </table:table-cell>
          </table:table-row>
          <table:table-row>
            <table:table-cell table:style-name="Table2.A1" office:value-type="string">
              <text:p text:style-name="MP1">[onshow.TTotalPrepaidAmount] :</text:p>
            </table:table-cell>
            <table:table-cell table:style-name="Table2.A1" office:value-type="string">
              <text:p text:style-name="MP2">[onshow.Currency] [onshow.TotalPrepaidAmount 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08-08T14:15:38.78</meta:creation-date>
    <meta:generator>OpenOffice/4.1.14$Win32 OpenOffice.org_project/4114m1$Build-9811</meta:generator>
    <dc:date>2023-09-04T11:43:47.97</dc:date>
    <dc:creator>Angelo Fernandez</dc:creator>
    <meta:editing-duration>PT1H9M12S</meta:editing-duration>
    <meta:editing-cycles>62</meta:editing-cycles>
    <meta:document-statistic meta:table-count="2" meta:image-count="0" meta:object-count="0" meta:page-count="1" meta:paragraph-count="20" meta:word-count="36" meta:character-count="763"/>
  </office:meta>
</office:document-meta>
</file>